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rive R 20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os CB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box elo oli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27</meta:generator>
    <meta:initial-creator>Rubén Dorado</meta:initial-creator>
    <dc:creator>Rubén Dorado</dc:creator>
    <meta:creation-date>2025-08-02T18:56:22Z</meta:creation-date>
    <dc:date>2025-08-02T19:03:19Z</dc:date>
  </office:meta>
</office:document-meta>
</file>